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b2b20" officeooo:paragraph-rsid="001b2b2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officeooo:rsid="001cbba2" officeooo:paragraph-rsid="001cbba2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officeooo:rsid="001cbba2" officeooo:paragraph-rsid="001cbba2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5.1874in"/>
        </style:tab-stops>
      </style:paragraph-properties>
      <style:text-properties fo:font-size="14pt" officeooo:rsid="001cbba2" officeooo:paragraph-rsid="001e82d0" style:font-size-asian="14pt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5.1874in"/>
        </style:tab-stops>
      </style:paragraph-properties>
      <style:text-properties fo:font-size="14pt" officeooo:rsid="001cbba2" officeooo:paragraph-rsid="001e82d0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>
          <style:tab-stop style:position="5.1874in"/>
        </style:tab-stops>
      </style:paragraph-properties>
      <style:text-properties fo:font-size="14pt" officeooo:rsid="001cbba2" officeooo:paragraph-rsid="00207182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252ffd" officeooo:paragraph-rsid="00252ffd" style:font-size-asian="14pt" style:font-size-complex="14pt"/>
    </style:style>
    <style:style style:name="P8" style:family="paragraph" style:parent-style-name="Standard" style:list-style-name="L2">
      <style:paragraph-properties fo:text-align="start" style:justify-single-word="false">
        <style:tab-stops>
          <style:tab-stop style:position="5.1874in"/>
        </style:tab-stops>
      </style:paragraph-properties>
      <style:text-properties fo:font-size="14pt" officeooo:rsid="002349df" officeooo:paragraph-rsid="002349df" style:font-size-asian="12.25pt" style:font-size-complex="14pt"/>
    </style:style>
    <style:style style:name="P9" style:family="paragraph" style:parent-style-name="Standard">
      <style:paragraph-properties fo:text-align="start" style:justify-single-word="false">
        <style:tab-stops>
          <style:tab-stop style:position="5.1874in"/>
        </style:tab-stops>
      </style:paragraph-properties>
      <style:text-properties fo:font-size="14pt" officeooo:rsid="002349df" officeooo:paragraph-rsid="002349df" style:font-size-asian="12.25pt" style:font-size-complex="14pt"/>
    </style:style>
    <style:style style:name="P10" style:family="paragraph" style:parent-style-name="Standard">
      <style:paragraph-properties fo:text-align="start" style:justify-single-word="false">
        <style:tab-stops>
          <style:tab-stop style:position="5.1874in"/>
        </style:tab-stops>
      </style:paragraph-properties>
      <style:text-properties fo:font-size="14pt" officeooo:rsid="00264920" officeooo:paragraph-rsid="00264920" style:font-size-asian="12.25pt" style:font-size-complex="14pt"/>
    </style:style>
    <style:style style:name="P11" style:family="paragraph" style:parent-style-name="Standard" style:list-style-name="L3">
      <style:paragraph-properties fo:text-align="start" style:justify-single-word="false">
        <style:tab-stops>
          <style:tab-stop style:position="5.1874in"/>
        </style:tab-stops>
      </style:paragraph-properties>
      <style:text-properties fo:font-size="14pt" officeooo:rsid="00264920" officeooo:paragraph-rsid="00264920" style:font-size-asian="12.25pt" style:font-size-complex="14pt"/>
    </style:style>
    <style:style style:name="P12" style:family="paragraph" style:parent-style-name="Standard" style:list-style-name="L3">
      <style:paragraph-properties fo:text-align="start" style:justify-single-word="false">
        <style:tab-stops>
          <style:tab-stop style:position="5.1874in"/>
        </style:tab-stops>
      </style:paragraph-properties>
      <style:text-properties fo:font-size="14pt" officeooo:rsid="00283af6" officeooo:paragraph-rsid="00283af6" style:font-size-asian="12.25pt" style:font-size-complex="14pt"/>
    </style:style>
    <style:style style:name="P13" style:family="paragraph" style:parent-style-name="Standard">
      <style:paragraph-properties fo:text-align="start" style:justify-single-word="false">
        <style:tab-stops>
          <style:tab-stop style:position="5.1874in"/>
        </style:tab-stops>
      </style:paragraph-properties>
      <style:text-properties officeooo:paragraph-rsid="00207182"/>
    </style:style>
    <style:style style:name="P14" style:family="paragraph" style:parent-style-name="Standard">
      <style:paragraph-properties fo:text-align="start" style:justify-single-word="false">
        <style:tab-stops>
          <style:tab-stop style:position="5.1874in"/>
        </style:tab-stops>
      </style:paragraph-properties>
      <style:text-properties officeooo:paragraph-rsid="00228707"/>
    </style:style>
    <style:style style:name="T1" style:family="text">
      <style:text-properties officeooo:rsid="001d439b"/>
    </style:style>
    <style:style style:name="T2" style:family="text">
      <style:text-properties fo:font-size="14pt" officeooo:rsid="001cbba2" style:font-size-asian="14pt" style:font-size-complex="14pt"/>
    </style:style>
    <style:style style:name="T3" style:family="text">
      <style:text-properties fo:font-size="14pt" officeooo:rsid="00207182" style:font-size-asian="14pt" style:font-size-complex="14pt"/>
    </style:style>
    <style:style style:name="T4" style:family="text">
      <style:text-properties fo:font-size="14pt" officeooo:rsid="00228707" style:font-size-asian="14pt" style:font-size-complex="14pt"/>
    </style:style>
    <style:style style:name="T5" style:family="text">
      <style:text-properties officeooo:rsid="001e82d0"/>
    </style:style>
    <style:style style:name="T6" style:family="text">
      <style:text-properties officeooo:rsid="00207182"/>
    </style:style>
    <style:style style:name="T7" style:family="text">
      <style:text-properties officeooo:rsid="00264920"/>
    </style:style>
    <style:style style:name="T8" style:family="text">
      <style:text-properties officeooo:rsid="0026be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PA2 Report</text:p>
      <text:p text:style-name="P2">(I) Data Structures</text:p>
      <text:p text:style-name="P2"/>
      <text:list xml:id="list5514021545670275806" text:style-name="L1">
        <text:list-item>
          <text:p text:style-name="P3">struct DpMatrix</text:p>
          <text:p text:style-name="P7">This is a data structure that stores the mps solution</text:p>
          <text:p text:style-name="P4">To reduce memory overhead, I noticed that the maximum size of chords is 90000, which only needs 17bits to store the solution to MPS. <text:span text:style-name="T1">Therefore, I use a unsigned short(0~65565) triangular matrix - lsb_16 and a bool triangular matrix msb to represent a number from 0~90000, while the value stored in msb is the most significant bit of the solution. Such method will take 3 bytes for each entry, reducing ¼ space compared to simply using unsigned int.</text:span></text:p>
          <text:p text:style-name="P4"/>
          <text:p text:style-name="P4"><text:span text:style-name="T1">e.g. if we want the mps solution from point <text:s/>i to j ( i&lt;j ) </text:span></text:p>
          <text:list>
            <text:list-header>
              <text:p text:style-name="P4"><text:s text:c="2"/><text:span text:style-name="T5">dpMatrix.get(i,j) will return a unsigned integer {msb[i][j], lsb_16[i][j]}</text:span></text:p>
            </text:list-header>
          </text:list>
        </text:list-item>
      </text:list>
      <text:p text:style-name="P5"/>
      <text:p text:style-name="P5"><text:s text:c="11"/><text:span text:style-name="T6">In my implementation, I use dynamic allocated 2D array to implement DpMatrix.</text:span></text:p>
      <text:p text:style-name="P6"><text:s text:c="11"/><text:span text:style-name="T6">To further reduce memory overhead, using vector&lt;vector&lt;bool&gt;&gt; to represent <text:s text:c="16"/></text:span></text:p>
      <text:p text:style-name="P13"><text:span text:style-name="T2"><text:s text:c="11"/></text:span><text:span text:style-name="T3">msb is one possible way, since in bool** each bool will take one byte (</text:span><text:span text:style-name="T4">8</text:span><text:span text:style-name="T3">bits), </text:span></text:p>
      <text:p text:style-name="P14"><text:span text:style-name="T3"><text:s text:c="11"/>while vector&lt;bool&gt; will perform space optimization that </text:span><text:span text:style-name="T4">will pack the bool </text:span></text:p>
      <text:p text:style-name="P14"><text:span text:style-name="T4"><text:s text:c="11"/>entries together, such that each bool takes only 1 bit. Such method will take </text:span></text:p>
      <text:p text:style-name="P14"><text:span text:style-name="T4"><text:s text:c="11"/>2.25 bytes on average for each entry.</text:span></text:p>
      <text:p text:style-name="P14"><text:span text:style-name="T4"/></text:p>
      <text:list xml:id="list1324898260270589389" text:style-name="L2">
        <text:list-item>
          <text:p text:style-name="P8">Chord information</text:p>
          <text:p text:style-name="P8">I use a chord[2*chord_number] to implement a look-up table for chords’ information. Given a chord (i, j), simply set chord[i] = j and chord[j] = <text:span text:style-name="T7">i</text:span>.</text:p>
        </text:list-item>
      </text:list>
      <text:p text:style-name="P9"/>
      <text:p text:style-name="P9"/>
      <text:p text:style-name="P10">(II) Discussion</text:p>
      <text:p text:style-name="P10"/>
      <text:list xml:id="list245141554273888978" text:style-name="L3">
        <text:list-item>
          <text:p text:style-name="P11">Top-down <text:span text:style-name="T8">v</text:span>.<text:span text:style-name="T8">s</text:span>. Bottom-up approach</text:p>
          <text:p text:style-name="P12">In dynamic programming, if we don’t need to solve every sub-problem, top-down will be much more efficient then bottom-up approach, while the MPS problem is the case.</text:p>
        </text:list-item>
      </text:list>
      <text:p text:style-name="P1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9:27:20.075239811</meta:creation-date>
    <dc:date>2020-11-22T00:14:47.509571063</dc:date>
    <meta:editing-duration>PT4H47M19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58" meta:character-count="1580" meta:non-whitespace-character-count="1260"/>
  </office:meta>
</office:document-meta>
</file>